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f202a" officeooo:paragraph-rsid="002f202a"/>
    </style:style>
    <style:style style:name="P2" style:family="paragraph" style:parent-style-name="Heading_20_3">
      <style:text-properties officeooo:rsid="002e7d73" officeooo:paragraph-rsid="002e7d73"/>
    </style:style>
    <style:style style:name="P3" style:family="paragraph" style:parent-style-name="Heading_20_2">
      <style:text-properties officeooo:paragraph-rsid="002f6c64"/>
    </style:style>
    <style:style style:name="P4" style:family="paragraph" style:parent-style-name="Text_20_body">
      <style:text-properties officeooo:rsid="0030c75d" officeooo:paragraph-rsid="0030c75d"/>
    </style:style>
    <style:style style:name="P5" style:family="paragraph" style:parent-style-name="Text_20_body">
      <style:text-properties officeooo:rsid="003175de" officeooo:paragraph-rsid="003175de"/>
    </style:style>
    <style:style style:name="P6" style:family="paragraph" style:parent-style-name="Text_20_body">
      <style:text-properties officeooo:rsid="0031793e" officeooo:paragraph-rsid="0031793e"/>
    </style:style>
    <style:style style:name="P7" style:family="paragraph" style:parent-style-name="Text_20_body">
      <style:text-properties officeooo:rsid="0032b786" officeooo:paragraph-rsid="0032b786"/>
    </style:style>
    <style:style style:name="P8" style:family="paragraph" style:parent-style-name="Heading_20_1" style:master-page-name="Right_20_Page">
      <style:paragraph-properties style:page-number="auto"/>
      <style:text-properties officeooo:rsid="0032b786" officeooo:paragraph-rsid="0032b786"/>
    </style:style>
    <style:style style:name="P9" style:family="paragraph" style:parent-style-name="Heading_20_3">
      <style:text-properties officeooo:rsid="0032b786" officeooo:paragraph-rsid="0032b786"/>
    </style:style>
    <style:style style:name="P10" style:family="paragraph" style:parent-style-name="Heading_20_3">
      <style:paragraph-properties fo:margin-top="0.101cm" fo:margin-bottom="0.101cm" loext:contextual-spacing="false"/>
    </style:style>
    <style:style style:name="P11" style:family="paragraph" style:parent-style-name="Heading_20_3">
      <style:paragraph-properties fo:margin-top="0.199cm" fo:margin-bottom="0.199cm" loext:contextual-spacing="false"/>
    </style:style>
    <style:style style:name="T1" style:family="text">
      <style:text-properties officeooo:rsid="002f6c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God Rest Ye Merry Gentlemen</text:h>
      <text:p text:style-name="Heading_20_2">(Traditional)</text:p>
      <text:p text:style-name="P9">[VERSE 1]</text:p>
      <text:p text:style-name="P7"><text:s text:c="4"/>Am <text:s text:c="27"/>F <text:s text:c="6"/>C <text:s text:c="5"/>E</text:p>
      <text:p text:style-name="P7">God rest ye merry, gentlemen, Let nothing you dismay</text:p>
      <text:p text:style-name="P7"><text:s text:c="2"/>Am <text:s text:c="29"/>F <text:s text:c="6"/>C <text:s text:c="8"/>E</text:p>
      <text:p text:style-name="P7">Remember, Christ, our Saviour was born on Christmas day</text:p>
      <text:p text:style-name="P7"><text:s text:c="3"/>F <text:s text:c="6"/>C <text:s text:c="7"/>G <text:s text:c="6"/>Am <text:s text:c="3"/></text:p>
      <text:p text:style-name="P7">To save us all from Satan's power </text:p>
      <text:p text:style-name="P7"><text:s text:c="5"/>C <text:s text:c="13"/>G</text:p>
      <text:p text:style-name="P7">when we were gone astray</text:p>
      <text:p text:style-name="Heading_20_3">[CHORUS]</text:p>
      <text:p text:style-name="P7"><text:s text:c="2"/>C <text:s text:c="9"/>E <text:s text:c="10"/>Am <text:s text:c="14"/>G</text:p>
      <text:p text:style-name="P7">O tidings of comfort and joy, comfort and joy</text:p>
      <text:p text:style-name="P7"><text:s text:c="2"/>C <text:s text:c="9"/>E <text:s text:c="10"/>Am</text:p>
      <text:p text:style-name="P7">O tidings of comfort and joy</text:p>
      <text:p text:style-name="Heading_20_3">[VERSE 2]</text:p>
      <text:p text:style-name="P7"><text:s text:c="3"/>Am <text:s text:c="23"/>F <text:s text:c="6"/>C <text:s text:c="7"/>E</text:p>
      <text:p text:style-name="P7">In Bethlehem, in Israel this blessed Babe was born</text:p>
      <text:p text:style-name="P7"><text:s text:c="4"/>Am <text:s text:c="18"/>F <text:s text:c="8"/>C <text:s text:c="6"/>E</text:p>
      <text:p text:style-name="P7">And laid within a manger upon this blessed morn</text:p>
      <text:p text:style-name="P7"><text:s text:c="4"/>F <text:s text:c="8"/>C <text:s text:c="5"/>G <text:s text:c="3"/>Am <text:s text:c="4"/>C <text:s text:c="14"/>G</text:p>
      <text:p text:style-name="P7">The which His Mother Ma - ry did nothing take in scorn</text:p>
      <text:p text:style-name="Heading_20_3">[CHORUS]</text:p>
      <text:p text:style-name="P7"><text:s text:c="2"/>C <text:s text:c="9"/>E <text:s text:c="10"/>Am <text:s text:c="14"/>G</text:p>
      <text:p text:style-name="P7">O tidings of comfort and joy, comfort and joy</text:p>
      <text:p text:style-name="P7"><text:s text:c="2"/>C <text:s text:c="9"/>E <text:s text:c="10"/>Am</text:p>
      <text:p text:style-name="P7">O tidings of comfort and joy</text:p>
      <text:p text:style-name="P7"/>
      <text:p text:style-name="P7"/>
      <text:p text:style-name="P7"/>
      <text:p text:style-name="P7"/>
      <text:p text:style-name="Heading_20_3"><text:soft-page-break/>[VERSE 3]</text:p>
      <text:p text:style-name="P7"><text:s text:c="5"/>Am <text:s text:c="23"/>F <text:s text:c="6"/>C <text:s text:c="4"/>E</text:p>
      <text:p text:style-name="P7">From God our Heavenly Father a blessed Angel came;</text:p>
      <text:p text:style-name="P7"><text:s text:c="4"/>Am <text:s text:c="28"/>F <text:s text:c="6"/>C <text:s text:c="5"/>E</text:p>
      <text:p text:style-name="P7">And unto certain Shepherds brought tidings of the same:</text:p>
      <text:p text:style-name="P7"><text:s text:c="4"/>F <text:s text:c="6"/>C <text:s text:c="4"/>G <text:s text:c="6"/>Am <text:s text:c="6"/>C <text:s text:c="12"/>G</text:p>
      <text:p text:style-name="P7">How that in Bethlehem was born the Son of God by Name.</text:p>
      <text:p text:style-name="Heading_20_3">[CHORUS]</text:p>
      <text:p text:style-name="P7"><text:s text:c="2"/>C <text:s text:c="9"/>E <text:s text:c="10"/>Am <text:s text:c="14"/>G</text:p>
      <text:p text:style-name="P7">O tidings of comfort and joy, comfort and joy</text:p>
      <text:p text:style-name="P7"><text:s text:c="2"/>C <text:s text:c="9"/>E <text:s text:c="10"/>Am</text:p>
      <text:p text:style-name="P7">O tidings of comfort and jo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9M34S</meta:editing-duration>
    <meta:editing-cycles>38</meta:editing-cycles>
    <meta:generator>LibreOffice/5.3.6.1$MacOSX_X86_64 LibreOffice_project/686f202eff87ef707079aeb7f485847613344eb7</meta:generator>
    <dc:title>Lyrics + Chords</dc:title>
    <dc:date>2017-11-24T09:17:38.746017000</dc:date>
    <meta:print-date>2017-04-03T12:23:29.985893000</meta:print-date>
    <meta:document-statistic meta:table-count="0" meta:image-count="0" meta:object-count="0" meta:page-count="2" meta:paragraph-count="40" meta:word-count="213" meta:character-count="1441" meta:non-whitespace-character-count="73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